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7.025cm" style:use-optimal-column-width="false"/>
    </style:style>
    <style:style style:name="co2" style:family="table-column">
      <style:table-column-properties style:column-width="71.915cm" style:use-optimal-column-width="false"/>
    </style:style>
    <style:style style:name="ro1" style:family="table-row">
      <style:table-row-properties style:row-height="20.889cm" style:use-optimal-row-height="false"/>
    </style:style>
    <style:style style:name="ro2" style:family="table-row">
      <style:table-row-properties style:row-height="39.779cm" style:use-optimal-row-height="false"/>
    </style:style>
    <style:style style:name="ro3" style:family="table-row">
      <style:table-row-properties style:row-height="41.303cm" style:use-optimal-row-height="false"/>
    </style:style>
    <style:style style:name="ce1" style:family="table-cell">
      <loext:graphic-properties draw:textarea-horizontal-align="justify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center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justify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line-height="100%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line-height="100%" fo:text-align="justify" fo:text-align-last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524cm" fo:margin-right="1.524cm" fo:margin-top="1.524cm" fo:margin-bottom="1.524cm" fo:line-height="100%" fo:text-align="justify" fo:text-align-last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00pt" style:font-name-asian="Liberation Sans1" style:font-size-asian="200pt" style:font-size-complex="200pt"/>
    </style:style>
    <style:style style:name="T2" style:family="text">
      <style:text-properties fo:font-size="2pt" style:font-name-asian="Liberation Sans1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8.939cm" svg:height="181.52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فاطمہ کے چین نے علی کے نورِ عین نے</text:span><text:span text:style-name="T1"><text:line-break/></text:span><text:span text:style-name="T1">باخدا حسین نے دین کو بچا دیا</text:span><text:span text:style-name="T2"><text:line-break/></text:span><text:span text:style-name="T2"/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2"><text:span text:style-name="T1">هر طرف سے بندھ ہوچکے تھے حق کے راستے</text:span><text:span text:style-name="T1"><text:line-break/></text:span><text:span text:style-name="T1">خون مانگتا تھا دین زندگی کے واسطے</text:span><text:span text:style-name="T1"><text:line-break/></text:span><text:span text:style-name="T1">دین کے اُصول نے نائبِ رسول نے</text:span><text:span text:style-name="T1"><text:line-break/></text:span><text:span text:style-name="T1">زندگی کا قرض اپنے خون سے چُکا دیا</text:span><text:span text:style-name="T2"><text:line-break/></text:span><text:span text:style-name="T2">.</text:span></text:p>
              </table:table-cell>
              <table:table-cell>
                <text:p text:style-name="P2"><text:span text:style-name="T1">حرف آ رہا تھا دینِ مُصطفی کے نام پر</text:span><text:span text:style-name="T1"><text:line-break/></text:span><text:span text:style-name="T1">ممبرِ رسول بِک رہا تھا تختِ شام پر</text:span><text:span text:style-name="T1"><text:line-break/></text:span><text:span text:style-name="T1">دین کی اساس نے دستِ حق شناس نے</text:span><text:span text:style-name="T1"><text:line-break/></text:span><text:span text:style-name="T1">اُمتِ محمدی کو خواب سے جگا دیا</text:span><text:span text:style-name="T2"><text:line-break/></text:span><text:span text:style-name="T2">.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1">پھر سے شرک کی طرف پلٹ نہ جائے آدمی</text:span><text:span text:style-name="T1"><text:line-break/></text:span><text:span text:style-name="T1">راهِ مُستقیم سے بھٹک نہ جائے آدمی</text:span><text:span text:style-name="T1"><text:line-break/></text:span><text:span text:style-name="T1">شاہِ تشنہ کام نے وقت کے امام نے</text:span><text:span text:style-name="T1"><text:line-break/></text:span><text:span text:style-name="T1">حق کی راہ پر لہو سے اک دیا جلا دیا</text:span><text:span text:style-name="T2"><text:line-break/></text:span><text:span text:style-name="T2">.</text:span></text:p>
              </table:table-cell>
              <table:table-cell>
                <text:p text:style-name="P2"><text:span text:style-name="T1">میرِ شام بن گیا تھا سانپ آستین کا</text:span><text:span text:style-name="T1"><text:line-break/></text:span><text:span text:style-name="T1">خُسروی کے سر پہ رکھ رہا تھا تاج دین کا</text:span><text:span text:style-name="T1"><text:line-break/></text:span><text:span text:style-name="T1">بادشاہِ دین نے بوریا نشین نے</text:span><text:span text:style-name="T1"><text:line-break/></text:span><text:span text:style-name="T1">آرزوئے خُسروی کو خاک میں ملا دیا</text:span><text:span text:style-name="T2"><text:line-break/></text:span><text:span text:style-name="T2">.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1">حلقِ بے زبان سے ظُلم کی کمان توڑ دی</text:span><text:span text:style-name="T1"><text:line-break/></text:span><text:span text:style-name="T1">شہ رگِ گُلو سے خنجروں کی دھار موڑ دی</text:span><text:span text:style-name="T1"><text:line-break/></text:span><text:span text:style-name="T1">نازشِ حیات نے فخرِ کائنات نے</text:span><text:span text:style-name="T1"><text:line-break/></text:span><text:span text:style-name="T1">سر کٹا کے آدمی کا سر بلند کر دیا</text:span><text:span text:style-name="T2"><text:line-break/></text:span><text:span text:style-name="T2">.</text:span></text:p>
              </table:table-cell>
              <table:table-cell>
                <text:p text:style-name="P2"><text:span text:style-name="T1">بڑھتے بڑھتے بات جب اُصولِ دیں پہ آگئی</text:span></text:p>
                <text:p text:style-name="P2"><text:span text:style-name="T1">اور یزیدیت کی شکل میں عروج پا گئی</text:span><text:span text:style-name="T1"><text:line-break/></text:span><text:span text:style-name="T1">بڑھ کے پھر دلیر نے شیرِ حق کے شیر نے</text:span><text:span text:style-name="T1"><text:line-break/></text:span><text:span text:style-name="T1">دو پہر میں تخت و تاج و قصرِ شام ڈھا دیا</text:span><text:span text:style-name="T2"><text:line-break/></text:span><text:span text:style-name="T2">.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1">لاکھ جان و دل نثار سیدِ اَنام پر</text:span><text:span text:style-name="T1"><text:line-break/></text:span><text:span text:style-name="T1">رو دیا فلک بھی بے کسئ تشنہ کام پر</text:span><text:span text:style-name="T1"><text:line-break/></text:span><text:span text:style-name="T1">اپنے مہجبیں کو دلبرِ حَسِین کو</text:span><text:span text:style-name="T1"><text:line-break/></text:span><text:span text:style-name="T1">کھینچ کر گلے سے تیر جب گلے لگا لیا</text:span><text:span text:style-name="T2"><text:line-break/></text:span><text:span text:style-name="T2">.</text:span></text:p>
              </table:table-cell>
              <table:table-cell>
                <text:p text:style-name="P2"><text:span text:style-name="T1">دل کہاں سے لاؤں جو کروں یہ واقعہ بیان</text:span><text:span text:style-name="T1"><text:line-break/></text:span><text:span text:style-name="T1">تین دن کی پیاس میں وہ حوصلہ تھا الامان</text:span><text:span text:style-name="T1"><text:line-break/></text:span><text:span text:style-name="T1">ظلم کے اسیر نے رن میں اک صغیر نے</text:span><text:span text:style-name="T1"><text:line-break/></text:span><text:span text:style-name="T1">مسکرا کے فوج شام کو رلا رلا دیا</text:span><text:span text:style-name="T2"><text:line-break/></text:span><text:span text:style-name="T2">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rl-tb"/>
      <style:paragraph-properties fo:text-align="end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8.946cm" fo:page-height="182.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9:39:09.613946600</meta:creation-date>
    <dc:date>2026-01-27T21:10:46.382438600</dc:date>
    <meta:editing-duration>PT15M32S</meta:editing-duration>
    <meta:editing-cycles>5</meta:editing-cycles>
    <meta:generator>LibreOffice/25.8.4.2$Windows_X86_64 LibreOffice_project/290daaa01b999472f0c7a3890eb6a550fd74c6df</meta:generator>
    <meta:document-statistic meta:object-count="1"/>
  </office:meta>
</office:document-meta>
</file>